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ercu" svg:font-family="Apercu, 'SF Pro Text', 'SF Pro Icons', 'Helvetica Neue', Helvetica, Calibri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1837e" officeooo:paragraph-rsid="0011837e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1837e" officeooo:paragraph-rsid="0011837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1837e" officeooo:paragraph-rsid="0011837e" style:font-size-asian="10.5pt" style:font-size-complex="12pt"/>
    </style:style>
    <style:style style:name="T1" style:family="text">
      <style:text-properties fo:font-variant="normal" fo:text-transform="none" fo:color="#495057" loext:opacity="100%" style:font-name="Apercu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equisitos Funcionais:</text:span><text:line-break/><text:line-break/><text:span text:style-name="T1">Registrar cartões de apostas</text:span><text:line-break/><text:span text:style-name="T1">Registrar resultados de um concurso</text:span><text:line-break/><text:span text:style-name="T1">Poder imprimir os resultados</text:span><text:line-break/><text:span text:style-name="T1">Avisar ao ganhar</text:span><text:line-break/><text:span text:style-name="T1">Registrar valor ganho</text:span><text:line-break/><text:line-break/><text:line-break/><text:span text:style-name="T1">Requisitos não funcionais:</text:span><text:line-break/><text:line-break/><text:span text:style-name="T1">Não há</text:span> 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ercu" svg:font-family="Apercu, 'SF Pro Text', 'SF Pro Icons', 'Helvetica Neue', Helvetica, Calibri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23:39:59.605000000</meta:creation-date>
    <dc:date>2021-09-18T00:25:46.148000000</dc:date>
    <meta:editing-duration>PT7M24S</meta:editing-duration>
    <meta:editing-cycles>2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1" meta:word-count="26" meta:character-count="194" meta:non-whitespace-character-count="164"/>
  </office:meta>
</office:document-meta>
</file>